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202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optimizer_name</text:p>
          </table:table-cell>
          <table:table-cell office:value-type="string" calcext:value-type="string">
            <text:p>activation_function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dropout_rate</text:p>
          </table:table-cell>
          <table:table-cell office:value-type="string" calcext:value-type="string">
            <text:p>l2_lambda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_val_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et_deeper2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51394877194278" calcext:value-type="float">
            <text:p>0.00351394877194278</text:p>
          </table:table-cell>
          <table:table-cell office:value-type="float" office:value="0.238020124135863" calcext:value-type="float">
            <text:p>0.238020124135863</text:p>
          </table:table-cell>
          <table:table-cell office:value-type="float" office:value="0.0000907171146644635" calcext:value-type="float">
            <text:p>9.07171146644635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1767663955689" calcext:value-type="float">
            <text:p>0.971767663955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193957995987269" calcext:value-type="float">
            <text:p>0.00193957995987269</text:p>
          </table:table-cell>
          <table:table-cell office:value-type="float" office:value="0.1" calcext:value-type="float">
            <text:p>0.1</text:p>
          </table:table-cell>
          <table:table-cell office:value-type="float" office:value="0.000126474216011107" calcext:value-type="float">
            <text:p>0.000126474216011107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0.953885018825531" calcext:value-type="float">
            <text:p>0.953885018825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379965353035444" calcext:value-type="float">
            <text:p>0.00037996535303544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38703775770967" calcext:value-type="float">
            <text:p>0.000138703775770967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.14358997344971" calcext:value-type="float">
            <text:p>1.14358997344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1685381367662" calcext:value-type="float">
            <text:p>0.0011685381367662</text:p>
          </table:table-cell>
          <table:table-cell office:value-type="float" office:value="0.35" calcext:value-type="float">
            <text:p>0.35</text:p>
          </table:table-cell>
          <table:table-cell office:value-type="float" office:value="0.000232181110867993" calcext:value-type="float">
            <text:p>0.000232181110867993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.35900688171387" calcext:value-type="float">
            <text:p>1.35900688171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157407997721135" calcext:value-type="float">
            <text:p>0.0015740799772113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09148653646832" calcext:value-type="float">
            <text:p>0.000409148653646832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1.07147455215454" calcext:value-type="float">
            <text:p>1.071474552154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625272318169693" calcext:value-type="float">
            <text:p>0.000625272318169693</text:p>
          </table:table-cell>
          <table:table-cell office:value-type="float" office:value="0.2" calcext:value-type="float">
            <text:p>0.2</text:p>
          </table:table-cell>
          <table:table-cell office:value-type="float" office:value="0.0000940856490371518" calcext:value-type="float">
            <text:p>9.40856490371518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25098836421967" calcext:value-type="float">
            <text:p>1.25098836421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21033331444821" calcext:value-type="float">
            <text:p>0.002103333144482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17601559457191" calcext:value-type="float">
            <text:p>0.000117601559457191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0.927678465843201" calcext:value-type="float">
            <text:p>0.927678465843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89013982528495" calcext:value-type="float">
            <text:p>0.0038901398252849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87791305263086" calcext:value-type="float">
            <text:p>2.87791305263086E-0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.817298173904419" calcext:value-type="float">
            <text:p>0.817298173904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419905642944484" calcext:value-type="float">
            <text:p>0.00041990564294448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923269604118875" calcext:value-type="float">
            <text:p>0.000923269604118875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933845102787018" calcext:value-type="float">
            <text:p>0.933845102787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92081160880065" calcext:value-type="float">
            <text:p>0.00192081160880065</text:p>
          </table:table-cell>
          <table:table-cell office:value-type="float" office:value="0.1" calcext:value-type="float">
            <text:p>0.1</text:p>
          </table:table-cell>
          <table:table-cell office:value-type="float" office:value="0.000510457031300437" calcext:value-type="float">
            <text:p>0.000510457031300437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.824479758739471" calcext:value-type="float">
            <text:p>0.82447975873947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376906919158002" calcext:value-type="float">
            <text:p>0.000376906919158002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25278265564834" calcext:value-type="float">
            <text:p>1.25278265564834E-05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994381546974182" calcext:value-type="float">
            <text:p>0.994381546974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629939514447868" calcext:value-type="float">
            <text:p>0.00629939514447868</text:p>
          </table:table-cell>
          <table:table-cell office:value-type="float" office:value="0.3" calcext:value-type="float">
            <text:p>0.3</text:p>
          </table:table-cell>
          <table:table-cell office:value-type="float" office:value="0.0000305623953556791" calcext:value-type="float">
            <text:p>3.05623953556791E-05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958607971668243" calcext:value-type="float">
            <text:p>0.958607971668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01:52:15.685696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9-04T01:51:00.804586182</dc:date>
    <meta:editing-duration>PT10M34S</meta:editing-duration>
    <meta:editing-cycles>5</meta:editing-cycles>
    <meta:document-statistic meta:table-count="1" meta:cell-count="143" meta:object-count="0"/>
  </office:meta>
</office:document-meta>
</file>